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7" style:family="table">
      <style:table-properties style:width="10.6931in" table:align="margins" style:writing-mode="lr-tb"/>
    </style:style>
    <style:style style:name="Table7.A" style:family="table-column">
      <style:table-column-properties style:column-width="0.9688in" style:rel-column-width="5937*"/>
    </style:style>
    <style:style style:name="Table7.B" style:family="table-column">
      <style:table-column-properties style:column-width="9.1354in" style:rel-column-width="55988*"/>
    </style:style>
    <style:style style:name="Table7.C" style:family="table-column">
      <style:table-column-properties style:column-width="0.5889in" style:rel-column-width="3610*"/>
    </style:style>
    <style:style style:name="Table7.A1" style:family="table-cell">
      <style:table-cell-properties fo:padding="0.0382in" fo:border-left="none" fo:border-right="none" fo:border-top="none" fo:border-bottom="0.05pt solid #cccccc"/>
    </style:style>
    <style:style style:name="Table7.C1" style:family="table-cell">
      <style:table-cell-properties fo:padding="0.0382in" fo:border="0.05pt solid #cccccc"/>
    </style:style>
    <style:style style:name="Table7.A2" style:family="table-cell">
      <style:table-cell-properties fo:padding="0.0382in" fo:border-left="0.05pt solid #cccccc" fo:border-right="none" fo:border-top="none" fo:border-bottom="0.05pt solid #cccccc"/>
    </style:style>
    <style:style style:name="Table7.C2" style:family="table-cell">
      <style:table-cell-properties fo:padding="0.0382in" fo:border-left="none" fo:border-right="0.05pt solid #cccccc" fo:border-top="none" fo:border-bottom="0.05pt solid #cccccc"/>
    </style:style>
    <style:style style:name="Table8" style:family="table">
      <style:table-properties style:width="10.6931in" table:align="margins" style:writing-mode="lr-tb"/>
    </style:style>
    <style:style style:name="Table8.A" style:family="table-column">
      <style:table-column-properties style:column-width="1.9688in" style:rel-column-width="12065*"/>
    </style:style>
    <style:style style:name="Table8.B" style:family="table-column">
      <style:table-column-properties style:column-width="7.6771in" style:rel-column-width="47050*"/>
    </style:style>
    <style:style style:name="Table8.C" style:family="table-column">
      <style:table-column-properties style:column-width="1.0472in" style:rel-column-width="6420*"/>
    </style:style>
    <style:style style:name="Table8.A1" style:family="table-cell">
      <style:table-cell-properties fo:padding="0.0382in" fo:border-left="none" fo:border-right="none" fo:border-top="none" fo:border-bottom="0.05pt solid #cccccc"/>
    </style:style>
    <style:style style:name="Table8.C1" style:family="table-cell">
      <style:table-cell-properties fo:padding="0.0382in" fo:border="0.05pt solid #cccccc"/>
    </style:style>
    <style:style style:name="Table8.A2" style:family="table-cell">
      <style:table-cell-properties fo:padding="0.0382in" fo:border-left="0.05pt solid #cccccc" fo:border-right="none" fo:border-top="none" fo:border-bottom="0.05pt solid #cccccc"/>
    </style:style>
    <style:style style:name="Table8.C2" style:family="table-cell">
      <style:table-cell-properties fo:padding="0.0382in" fo:border-left="none" fo:border-right="0.05pt solid #cccccc" fo:border-top="none" fo:border-bottom="0.05pt solid #cccccc"/>
    </style:style>
    <style:style style:name="Table3" style:family="table" style:master-page-name="Convert_20_1">
      <style:table-properties style:width="7.425in" fo:margin-left="-0.0785in" style:page-number="auto" table:align="left" style:writing-mode="lr-tb"/>
    </style:style>
    <style:style style:name="Table3.A" style:family="table-column">
      <style:table-column-properties style:column-width="1.6514in"/>
    </style:style>
    <style:style style:name="Table3.B" style:family="table-column">
      <style:table-column-properties style:column-width="5.773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3.A2" style:family="table-cell">
      <style:table-cell-properties style:vertical-align="top" fo:padding-left="0.075in" fo:padding-right="0.075in" fo:padding-top="0in" fo:padding-bottom="0in" fo:border-left="0.5pt solid #cccccc" fo:border-right="none" fo:border-top="0.5pt solid #cccccc" fo:border-bottom="0.5pt solid #cccccc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none" fo:border-right="0.5pt solid #cccccc" fo:border-top="0.5pt solid #cccccc" fo:border-bottom="0.5pt solid #cccccc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5pt solid #cccccc" fo:border-right="none" fo:border-top="none" fo:border-bottom="0.5pt solid #cccccc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none" fo:border-right="0.5pt solid #cccccc" fo:border-top="none" fo:border-bottom="0.5pt solid #cccccc" style:writing-mode="lr-tb"/>
    </style:style>
    <style:style style:name="Table4" style:family="table">
      <style:table-properties style:width="7.425in" fo:margin-left="-0.0785in" table:align="left" style:writing-mode="lr-tb"/>
    </style:style>
    <style:style style:name="Table4.A" style:family="table-column">
      <style:table-column-properties style:column-width="2.125in"/>
    </style:style>
    <style:style style:name="Table4.B" style:family="table-column">
      <style:table-column-properties style:column-width="5.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4.A2" style:family="table-cell">
      <style:table-cell-properties style:vertical-align="top" fo:padding-left="0.075in" fo:padding-right="0.075in" fo:padding-top="0in" fo:padding-bottom="0in" fo:border-left="0.5pt solid #cccccc" fo:border-right="none" fo:border-top="0.5pt solid #cccccc" fo:border-bottom="0.5pt solid #cccccc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-left="none" fo:border-right="0.5pt solid #cccccc" fo:border-top="0.5pt solid #cccccc" fo:border-bottom="0.5pt solid #cccccc" style:writing-mode="lr-tb"/>
    </style:style>
    <style:style style:name="Table4.A3" style:family="table-cell">
      <style:table-cell-properties style:vertical-align="top" fo:padding-left="0.075in" fo:padding-right="0.075in" fo:padding-top="0in" fo:padding-bottom="0in" fo:border-left="0.5pt solid #cccccc" fo:border-right="none" fo:border-top="none" fo:border-bottom="0.5pt solid #cccccc" style:writing-mode="lr-tb"/>
    </style:style>
    <style:style style:name="Table4.B3" style:family="table-cell">
      <style:table-cell-properties style:vertical-align="top" fo:padding-left="0.075in" fo:padding-right="0.075in" fo:padding-top="0in" fo:padding-bottom="0in" fo:border-left="none" fo:border-right="0.5pt solid #cccccc" fo:border-top="none" fo:border-bottom="0.5pt solid #cccccc" style:writing-mode="lr-tb"/>
    </style:style>
    <style:style style:name="Table5" style:family="table">
      <style:table-properties style:width="7.425in" fo:margin-left="-0.0785in" table:align="left" style:writing-mode="lr-tb"/>
    </style:style>
    <style:style style:name="Table5.A" style:family="table-column">
      <style:table-column-properties style:column-width="1.6514in"/>
    </style:style>
    <style:style style:name="Table5.B" style:family="table-column">
      <style:table-column-properties style:column-width="5.7736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5.A2" style:family="table-cell">
      <style:table-cell-properties style:vertical-align="top" fo:padding-left="0.075in" fo:padding-right="0.075in" fo:padding-top="0in" fo:padding-bottom="0in" fo:border-left="0.5pt solid #cccccc" fo:border-right="none" fo:border-top="0.5pt solid #cccccc" fo:border-bottom="0.5pt solid #cccccc" style:writing-mode="lr-tb"/>
    </style:style>
    <style:style style:name="Table5.B2" style:family="table-cell">
      <style:table-cell-properties style:vertical-align="top" fo:padding-left="0.075in" fo:padding-right="0.075in" fo:padding-top="0in" fo:padding-bottom="0in" fo:border-left="none" fo:border-right="0.5pt solid #cccccc" fo:border-top="0.5pt solid #cccccc" fo:border-bottom="0.5pt solid #cccccc" style:writing-mode="lr-tb"/>
    </style:style>
    <style:style style:name="Table5.A3" style:family="table-cell">
      <style:table-cell-properties style:vertical-align="top" fo:padding-left="0.075in" fo:padding-right="0.075in" fo:padding-top="0in" fo:padding-bottom="0in" fo:border-left="0.5pt solid #cccccc" fo:border-right="none" fo:border-top="none" fo:border-bottom="0.5pt solid #cccccc" style:writing-mode="lr-tb"/>
    </style:style>
    <style:style style:name="Table5.B3" style:family="table-cell">
      <style:table-cell-properties style:vertical-align="top" fo:padding-left="0.075in" fo:padding-right="0.075in" fo:padding-top="0in" fo:padding-bottom="0in" fo:border-left="none" fo:border-right="0.5pt solid #cccccc" fo:border-top="none" fo:border-bottom="0.5pt solid #cccccc" style:writing-mode="lr-tb"/>
    </style:style>
    <style:style style:name="Table6" style:family="table">
      <style:table-properties style:width="7.425in" fo:margin-left="-0.0785in" table:align="left" style:writing-mode="lr-tb"/>
    </style:style>
    <style:style style:name="Table6.A" style:family="table-column">
      <style:table-column-properties style:column-width="1.6458in"/>
    </style:style>
    <style:style style:name="Table6.B" style:family="table-column">
      <style:table-column-properties style:column-width="5.7792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6.A2" style:family="table-cell">
      <style:table-cell-properties style:vertical-align="top" fo:padding-left="0.075in" fo:padding-right="0.075in" fo:padding-top="0in" fo:padding-bottom="0in" fo:border-left="0.5pt solid #cccccc" fo:border-right="none" fo:border-top="0.5pt solid #cccccc" fo:border-bottom="0.5pt solid #cccccc" style:writing-mode="lr-tb"/>
    </style:style>
    <style:style style:name="Table6.B2" style:family="table-cell">
      <style:table-cell-properties style:vertical-align="top" fo:padding-left="0.075in" fo:padding-right="0.075in" fo:padding-top="0in" fo:padding-bottom="0in" fo:border-left="none" fo:border-right="0.5pt solid #cccccc" fo:border-top="0.5pt solid #cccccc" fo:border-bottom="0.5pt solid #cccccc" style:writing-mode="lr-tb"/>
    </style:style>
    <style:style style:name="Table6.A3" style:family="table-cell">
      <style:table-cell-properties style:vertical-align="top" fo:padding-left="0.075in" fo:padding-right="0.075in" fo:padding-top="0in" fo:padding-bottom="0in" fo:border-left="0.5pt solid #cccccc" fo:border-right="none" fo:border-top="none" fo:border-bottom="0.5pt solid #cccccc" style:writing-mode="lr-tb"/>
    </style:style>
    <style:style style:name="Table6.B3" style:family="table-cell">
      <style:table-cell-properties style:vertical-align="top" fo:padding-left="0.075in" fo:padding-right="0.075in" fo:padding-top="0in" fo:padding-bottom="0in" fo:border-left="none" fo:border-right="0.5pt solid #cccccc" fo:border-top="none" fo:border-bottom="0.5pt solid #cccccc" style:writing-mode="lr-tb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Text_20_body">
      <style:text-properties officeooo:paragraph-rsid="000d0803"/>
    </style:style>
    <style:style style:name="P3" style:family="paragraph" style:parent-style-name="Standard">
      <style:text-properties style:font-name="Liberation Sans2" fo:font-size="9.5pt" fo:font-weight="bold" style:font-size-asian="9.5pt" style:font-weight-asian="bold" style:font-size-complex="9.5pt"/>
    </style:style>
    <style:style style:name="P4" style:family="paragraph" style:parent-style-name="Standard">
      <style:paragraph-properties fo:margin-top="0.0311in" fo:margin-bottom="0.0311in" loext:contextual-spacing="false"/>
      <style:text-properties fo:color="#808080" fo:font-size="9.5pt" style:font-size-asian="9.5pt" style:font-size-complex="9.5pt"/>
    </style:style>
    <style:style style:name="P5" style:family="paragraph" style:parent-style-name="Standard">
      <style:paragraph-properties fo:margin-top="0.0311in" fo:margin-bottom="0.0311in" loext:contextual-spacing="false"/>
      <style:text-properties fo:color="#808080" fo:font-size="9.5pt" officeooo:rsid="001f8ae9" officeooo:paragraph-rsid="001f8ae9" style:font-size-asian="9.5pt" style:font-size-complex="9.5pt"/>
    </style:style>
    <style:style style:name="P6" style:family="paragraph" style:parent-style-name="Standard">
      <style:paragraph-properties fo:margin-top="0.0311in" fo:margin-bottom="0.0311in" loext:contextual-spacing="false"/>
      <style:text-properties fo:color="#808080" fo:font-size="9.5pt" officeooo:rsid="0040704e" officeooo:paragraph-rsid="0040704e" style:font-size-asian="9.5pt" style:font-size-complex="9.5pt"/>
    </style:style>
    <style:style style:name="P7" style:family="paragraph" style:parent-style-name="Standard">
      <style:paragraph-properties fo:margin-top="0.0311in" fo:margin-bottom="0.0311in" loext:contextual-spacing="false"/>
      <style:text-properties fo:color="#808080" fo:font-size="9.5pt" officeooo:rsid="0024765a" officeooo:paragraph-rsid="0024765a" style:font-size-asian="9.5pt" style:font-size-complex="9.5pt"/>
    </style:style>
    <style:style style:name="P8" style:family="paragraph" style:parent-style-name="Standard">
      <style:paragraph-properties fo:margin-top="0.0311in" fo:margin-bottom="0.0311in" loext:contextual-spacing="false"/>
      <style:text-properties fo:color="#808080" fo:font-size="9.5pt" officeooo:rsid="00384c05" officeooo:paragraph-rsid="00384c05" style:font-size-asian="9.5pt" style:font-size-complex="9.5pt"/>
    </style:style>
    <style:style style:name="P9" style:family="paragraph" style:parent-style-name="Standard">
      <style:paragraph-properties fo:margin-top="0.0311in" fo:margin-bottom="0.0311in" loext:contextual-spacing="false"/>
      <style:text-properties fo:color="#808080" fo:font-size="9.5pt" officeooo:rsid="0040a3fd" officeooo:paragraph-rsid="0040a3fd" style:font-size-asian="9.5pt" style:font-size-complex="9.5pt"/>
    </style:style>
    <style:style style:name="P10" style:family="paragraph" style:parent-style-name="Standard">
      <style:paragraph-properties fo:margin-top="0.0311in" fo:margin-bottom="0.0311in" loext:contextual-spacing="false"/>
      <style:text-properties fo:color="#808080" fo:font-size="9.5pt" officeooo:rsid="00234ff7" officeooo:paragraph-rsid="00234ff7" style:font-size-asian="9.5pt" style:font-size-complex="9.5pt"/>
    </style:style>
    <style:style style:name="P11" style:family="paragraph" style:parent-style-name="Standard">
      <style:paragraph-properties fo:margin-top="0.0311in" fo:margin-bottom="0.0311in" loext:contextual-spacing="false"/>
      <style:text-properties style:font-name="Liberation Mono2" fo:font-size="9.5pt" style:font-size-asian="9.5pt" style:language-asian="en" style:country-asian="GB" style:font-name-complex="Courier New" style:font-size-complex="9.5pt" style:font-style-complex="italic"/>
    </style:style>
    <style:style style:name="P12" style:family="paragraph" style:parent-style-name="Standard">
      <style:paragraph-properties fo:margin-top="0.0311in" fo:margin-bottom="0.0311in" loext:contextual-spacing="false"/>
      <style:text-properties style:font-name="Liberation Mono2" fo:font-size="9.5pt" style:font-size-asian="9.5pt" style:font-name-complex="Courier New" style:font-size-complex="9.5pt"/>
    </style:style>
    <style:style style:name="P13" style:family="paragraph" style:parent-style-name="Standard">
      <style:paragraph-properties fo:margin-top="0.0311in" fo:margin-bottom="0.0311in" loext:contextual-spacing="false"/>
      <style:text-properties style:font-name="Liberation Mono2" fo:font-size="9.5pt" officeooo:paragraph-rsid="00234ff7" style:font-size-asian="9.5pt" style:font-name-complex="Courier New" style:font-size-complex="9.5pt"/>
    </style:style>
    <style:style style:name="P14" style:family="paragraph" style:parent-style-name="Standard">
      <style:paragraph-properties fo:margin-top="0.0311in" fo:margin-bottom="0.0311in" loext:contextual-spacing="false"/>
      <style:text-properties style:font-name="Liberation Mono2" fo:font-size="9.5pt" officeooo:paragraph-rsid="0040a3fd" style:font-size-asian="9.5pt" style:font-name-complex="Courier New" style:font-size-complex="9.5pt"/>
    </style:style>
    <style:style style:name="P15" style:family="paragraph" style:parent-style-name="Standard">
      <style:paragraph-properties fo:margin-top="0.0311in" fo:margin-bottom="0.0311in" loext:contextual-spacing="false"/>
      <style:text-properties fo:font-size="9.5pt" style:font-size-asian="9.5pt" style:font-size-complex="9.5pt"/>
    </style:style>
    <style:style style:name="P16" style:family="paragraph" style:parent-style-name="Standard">
      <style:paragraph-properties fo:margin-top="0in" fo:margin-bottom="0in" loext:contextual-spacing="false"/>
      <style:text-properties fo:color="#808080" style:font-name="Liberation Sans2" fo:font-size="9.5pt" officeooo:paragraph-rsid="00166f95" style:font-size-asian="9.5pt" style:font-size-complex="9.5pt"/>
    </style:style>
    <style:style style:name="P17" style:family="paragraph" style:parent-style-name="Standard">
      <style:paragraph-properties fo:margin-top="0in" fo:margin-bottom="0in" loext:contextual-spacing="false"/>
      <style:text-properties fo:color="#808080" style:font-name="Liberation Sans2" fo:font-size="9.5pt" officeooo:rsid="00191154" officeooo:paragraph-rsid="00191154" style:font-size-asian="9.5pt" style:font-size-complex="9.5pt"/>
    </style:style>
    <style:style style:name="P18" style:family="paragraph" style:parent-style-name="Heading_20_1">
      <style:text-properties style:font-name="Liberation Sans2" fo:font-size="9.5pt" style:font-size-asian="9.5pt" style:font-size-complex="9.5pt"/>
    </style:style>
    <style:style style:name="P19" style:family="paragraph" style:parent-style-name="Heading_20_1">
      <style:text-properties style:font-name="Liberation Sans2" fo:font-size="9.5pt" officeooo:paragraph-rsid="001e3639" style:font-size-asian="9.5pt" style:font-size-complex="9.5pt"/>
    </style:style>
    <style:style style:name="P20" style:family="paragraph" style:parent-style-name="Heading_20_1">
      <style:text-properties style:font-name="Liberation Sans2" fo:font-size="9.5pt" officeooo:rsid="00433769" officeooo:paragraph-rsid="00433769" style:font-size-asian="9.5pt" style:font-size-complex="9.5pt"/>
    </style:style>
    <style:style style:name="P21" style:family="paragraph" style:parent-style-name="Heading_20_1" style:list-style-name="L1">
      <style:text-properties officeooo:paragraph-rsid="001f8ae9"/>
    </style:style>
    <style:style style:name="P22" style:family="paragraph" style:parent-style-name="Heading_20_1">
      <style:text-properties fo:font-size="9.5pt" officeooo:paragraph-rsid="001f8ae9" style:font-size-asian="9.5pt" style:font-size-complex="9.5pt"/>
    </style:style>
    <style:style style:name="P23" style:family="paragraph" style:parent-style-name="Heading_20_1" style:list-style-name="L1">
      <style:text-properties fo:font-size="9.5pt" officeooo:paragraph-rsid="001f8ae9" style:font-size-asian="9.5pt" style:font-size-complex="9.5pt"/>
    </style:style>
    <style:style style:name="P24" style:family="paragraph" style:parent-style-name="Heading_20_1">
      <style:paragraph-properties fo:margin-top="0in" fo:margin-bottom="0in" loext:contextual-spacing="false"/>
    </style:style>
    <style:style style:name="P25" style:family="paragraph" style:parent-style-name="Heading_20_1">
      <style:paragraph-properties fo:margin-top="0in" fo:margin-bottom="0in" loext:contextual-spacing="false"/>
      <style:text-properties fo:font-size="9.5pt" officeooo:paragraph-rsid="00166f95" style:font-size-asian="9.5pt" style:font-size-complex="9.5pt"/>
    </style:style>
    <style:style style:name="P26" style:family="paragraph" style:parent-style-name="Table_20_Contents">
      <style:text-properties fo:font-size="9.5pt" officeooo:rsid="000d0803" officeooo:paragraph-rsid="000d0803" style:font-size-asian="9.5pt" style:font-size-complex="9.5pt"/>
    </style:style>
    <style:style style:name="P27" style:family="paragraph" style:parent-style-name="Table_20_Contents">
      <style:paragraph-properties fo:text-align="center" style:justify-single-word="false"/>
      <style:text-properties fo:color="#808080" style:font-name="Liberation Sans2" fo:font-size="9.5pt" officeooo:rsid="000d0803" officeooo:paragraph-rsid="000d0803" style:font-size-asian="9.5pt" style:font-size-complex="9.5pt"/>
    </style:style>
    <style:style style:name="P28" style:family="paragraph" style:parent-style-name="Table_20_Contents">
      <style:paragraph-properties fo:margin-top="0in" fo:margin-bottom="0in" loext:contextual-spacing="false" fo:text-align="center" style:justify-single-word="false"/>
      <style:text-properties fo:color="#808080" style:font-name="Liberation Sans2" fo:font-size="9.5pt" officeooo:rsid="000d0803" officeooo:paragraph-rsid="00166f95" style:font-size-asian="9.5pt" style:font-size-complex="9.5pt"/>
    </style:style>
    <style:style style:name="P29" style:family="paragraph" style:parent-style-name="SDMX_20_-_20_Red">
      <style:paragraph-properties fo:margin-top="0.0311in" fo:margin-bottom="0.0311in" loext:contextual-spacing="false"/>
      <style:text-properties fo:font-size="9.5pt" fo:font-weight="normal" style:font-size-asian="9.5pt" style:font-weight-asian="normal" style:font-size-complex="9.5pt" style:font-weight-complex="normal"/>
    </style:style>
    <style:style style:name="P30" style:family="paragraph" style:parent-style-name="SDMX_20_-_20_Red">
      <style:paragraph-properties fo:margin-top="0.0311in" fo:margin-bottom="0.0311in" loext:contextual-spacing="false"/>
      <style:text-properties fo:font-size="9.5pt" fo:font-weight="normal" officeooo:rsid="0024765a" officeooo:paragraph-rsid="0040704e" style:font-size-asian="9.5pt" style:font-weight-asian="normal" style:font-size-complex="9.5pt" style:font-weight-complex="normal"/>
    </style:style>
    <style:style style:name="P31" style:family="paragraph" style:parent-style-name="SDMX_20_-_20_Red">
      <style:paragraph-properties fo:margin-top="0.0311in" fo:margin-bottom="0.0311in" loext:contextual-spacing="false"/>
      <style:text-properties fo:font-size="9.5pt" fo:font-weight="normal" officeooo:rsid="0024765a" officeooo:paragraph-rsid="0024765a" style:font-size-asian="9.5pt" style:font-weight-asian="normal" style:font-size-complex="9.5pt" style:font-weight-complex="normal"/>
    </style:style>
    <style:style style:name="P32" style:family="paragraph" style:parent-style-name="SDMX_20_-_20_Red">
      <style:paragraph-properties fo:margin-top="0in" fo:margin-bottom="0in" loext:contextual-spacing="false"/>
      <style:text-properties fo:font-size="9.5pt" style:font-size-asian="9.5pt" style:font-size-complex="9.5pt"/>
    </style:style>
    <style:style style:name="P33" style:family="paragraph" style:parent-style-name="SDMX_20_-_20_Red">
      <style:paragraph-properties fo:margin-top="0in" fo:margin-bottom="0in" loext:contextual-spacing="false"/>
      <style:text-properties fo:font-size="9.5pt" officeooo:rsid="00166f95" officeooo:paragraph-rsid="00166f95" style:font-size-asian="9.5pt" style:font-size-complex="9.5pt"/>
    </style:style>
    <style:style style:name="P34" style:family="paragraph" style:parent-style-name="SDMX_20_-_20_Red">
      <style:paragraph-properties fo:margin-top="0in" fo:margin-bottom="0in" loext:contextual-spacing="false"/>
      <style:text-properties fo:font-size="9.5pt" officeooo:paragraph-rsid="00166f95" style:font-size-asian="9.5pt" style:font-size-complex="9.5pt"/>
    </style:style>
    <style:style style:name="P35" style:family="paragraph" style:parent-style-name="Title" style:master-page-name="Standard">
      <style:paragraph-properties fo:text-align="center" style:justify-single-word="false" style:page-number="auto"/>
      <style:text-properties officeooo:paragraph-rsid="000d0803"/>
    </style:style>
    <style:style style:name="P36" style:family="paragraph" style:parent-style-name="SDMX_20_-_20_Blue">
      <style:paragraph-properties fo:margin-top="0in" fo:margin-bottom="0in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P37" style:family="paragraph" style:parent-style-name="SDMX_20_-_20_Blue">
      <style:paragraph-properties fo:margin-top="0in" fo:margin-bottom="0in" loext:contextual-spacing="false"/>
      <style:text-properties fo:font-size="9.5pt" fo:font-weight="bold" officeooo:rsid="00112065" officeooo:paragraph-rsid="00112065" style:font-size-asian="9.5pt" style:font-weight-asian="bold" style:font-size-complex="9.5pt" style:font-weight-complex="bold"/>
    </style:style>
    <style:style style:name="P38" style:family="paragraph" style:parent-style-name="SDMX_20_-_20_Blue">
      <style:paragraph-properties fo:margin-top="0in" fo:margin-bottom="0in" loext:contextual-spacing="false"/>
      <style:text-properties fo:font-size="9.5pt" officeooo:paragraph-rsid="00166f95" style:font-size-asian="9.5pt" style:font-size-complex="9.5pt"/>
    </style:style>
    <style:style style:name="P39" style:family="paragraph" style:parent-style-name="SDMX_20_-_20_Green">
      <style:paragraph-properties fo:margin-top="0.0311in" fo:margin-bottom="0.0311in" loext:contextual-spacing="false"/>
      <style:text-properties fo:font-size="9.5pt" fo:font-weight="normal" style:font-size-asian="9.5pt" style:font-weight-asian="normal" style:font-size-complex="9.5pt" style:font-weight-complex="normal"/>
    </style:style>
    <style:style style:name="P40" style:family="paragraph" style:parent-style-name="SDMX_20_-_20_Green">
      <style:paragraph-properties fo:margin-top="0in" fo:margin-bottom="0in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P41" style:family="paragraph" style:parent-style-name="SDMX_20_-_20_Green">
      <style:paragraph-properties fo:margin-top="0in" fo:margin-bottom="0in" loext:contextual-spacing="false"/>
      <style:text-properties fo:font-size="9.5pt" officeooo:paragraph-rsid="00166f95" style:font-size-asian="9.5pt" style:font-size-complex="9.5pt"/>
    </style:style>
    <style:style style:name="P42" style:family="paragraph" style:parent-style-name="SDMX_20_-_20_Green">
      <style:paragraph-properties fo:margin-top="0in" fo:margin-bottom="0in" loext:contextual-spacing="false"/>
      <style:text-properties fo:font-size="9.5pt" officeooo:rsid="00191154" officeooo:paragraph-rsid="00191154" style:font-size-asian="9.5pt" style:font-size-complex="9.5pt"/>
    </style:style>
    <style:style style:name="P43" style:family="paragraph" style:parent-style-name="SDMX_20_-_20_Black">
      <style:paragraph-properties fo:margin-top="0in" fo:margin-bottom="0in" loext:contextual-spacing="false"/>
      <style:text-properties fo:font-size="9.5pt" style:font-size-asian="9.5pt" style:font-size-complex="9.5pt"/>
    </style:style>
    <style:style style:name="P44" style:family="paragraph" style:parent-style-name="SDMX_20_-_20_Black">
      <style:paragraph-properties fo:margin-top="0in" fo:margin-bottom="0in" loext:contextual-spacing="false"/>
      <style:text-properties fo:font-size="9.5pt" officeooo:paragraph-rsid="0040704e" style:font-size-asian="9.5pt" style:font-size-complex="9.5pt"/>
    </style:style>
    <style:style style:name="P45" style:family="paragraph" style:parent-style-name="SDMX_20_-_20_Black">
      <style:paragraph-properties fo:margin-top="0in" fo:margin-bottom="0in" loext:contextual-spacing="false"/>
      <style:text-properties fo:font-size="9.5pt" officeooo:rsid="00112065" officeooo:paragraph-rsid="003f718e" style:font-size-asian="9.5pt" style:font-size-complex="9.5pt"/>
    </style:style>
    <style:style style:name="P46" style:family="paragraph" style:parent-style-name="SDMX_20_-_20_Black">
      <style:paragraph-properties fo:margin-top="0in" fo:margin-bottom="0in" loext:contextual-spacing="false" fo:text-align="center" style:justify-single-word="false"/>
      <style:text-properties fo:font-size="9.5pt" officeooo:rsid="00112065" officeooo:paragraph-rsid="00112065" style:font-size-asian="9.5pt" style:font-size-complex="9.5pt"/>
    </style:style>
    <style:style style:name="P47" style:family="paragraph" style:parent-style-name="SDMX_20_-_20_Black">
      <style:paragraph-properties fo:margin-top="0in" fo:margin-bottom="0in" loext:contextual-spacing="false"/>
      <style:text-properties fo:font-size="9.5pt" officeooo:paragraph-rsid="0041ffa8" style:font-size-asian="9.5pt" style:font-size-complex="9.5pt"/>
    </style:style>
    <style:style style:name="P48" style:family="paragraph" style:parent-style-name="SDMX_20_-_20_Black">
      <style:paragraph-properties fo:margin-top="0in" fo:margin-bottom="0in" loext:contextual-spacing="false" fo:text-align="center" style:justify-single-word="false"/>
      <style:text-properties fo:font-size="9.5pt" style:font-size-asian="9.5pt" style:font-size-complex="9.5pt"/>
    </style:style>
    <style:style style:name="P49" style:family="paragraph" style:parent-style-name="SDMX_20_-_20_Black">
      <style:paragraph-properties fo:margin-top="0in" fo:margin-bottom="0in" loext:contextual-spacing="false" fo:text-align="center" style:justify-single-word="false"/>
      <style:text-properties fo:font-size="9.5pt" officeooo:paragraph-rsid="00166f95" style:font-size-asian="9.5pt" style:font-size-complex="9.5pt"/>
    </style:style>
    <style:style style:name="P50" style:family="paragraph" style:parent-style-name="SDMX_20_-_20_Black">
      <style:paragraph-properties fo:margin-top="0in" fo:margin-bottom="0in" loext:contextual-spacing="false" fo:text-align="center" style:justify-single-word="false"/>
      <style:text-properties fo:font-size="9.5pt" officeooo:rsid="00191154" officeooo:paragraph-rsid="00191154" style:font-size-asian="9.5pt" style:font-size-complex="9.5pt"/>
    </style:style>
    <style:style style:name="P51" style:family="paragraph" style:parent-style-name="SDMX_20_-_20_Black">
      <style:paragraph-properties fo:margin-top="0in" fo:margin-bottom="0in" loext:contextual-spacing="false"/>
      <style:text-properties fo:color="#000000" style:font-name="Liberation Sans2" fo:font-size="9.5pt" officeooo:paragraph-rsid="00166f95" style:font-size-asian="9.5pt" style:font-size-complex="9.5pt"/>
    </style:style>
    <style:style style:name="T1" style:family="text">
      <style:text-properties style:font-name="Courier New" fo:font-weight="normal" style:font-weight-asian="normal" style:font-name-complex="Courier New" style:font-weight-complex="normal"/>
    </style:style>
    <style:style style:name="T2" style:family="text">
      <style:text-properties fo:color="#7f7f7f"/>
    </style:style>
    <style:style style:name="T3" style:family="text">
      <style:text-properties fo:color="#7f7f7f" style:font-name="Liberation Sans2"/>
    </style:style>
    <style:style style:name="T4" style:family="text">
      <style:text-properties fo:color="#7f7f7f" style:font-name="Liberation Sans2" style:font-size-asian="10pt" style:font-size-complex="10pt"/>
    </style:style>
    <style:style style:name="T5" style:family="text">
      <style:text-properties fo:color="#7f7f7f" style:font-name="Liberation Mono2" style:font-name-complex="Courier New"/>
    </style:style>
    <style:style style:name="T6" style:family="text">
      <style:text-properties fo:color="#ff0000"/>
    </style:style>
    <style:style style:name="T7" style:family="text">
      <style:text-properties fo:color="#ff0000" style:font-name="Liberation Mono2" style:font-name-complex="Courier New"/>
    </style:style>
    <style:style style:name="T8" style:family="text">
      <style:text-properties fo:color="#ff0000" style:font-name="Liberation Mono2" fo:font-weight="bold" officeooo:rsid="00166f95" style:font-weight-asian="bold" style:font-name-complex="Courier New" style:font-weight-complex="bold"/>
    </style:style>
    <style:style style:name="T9" style:family="text">
      <style:text-properties fo:color="#0070c0"/>
    </style:style>
    <style:style style:name="T10" style:family="text">
      <style:text-properties fo:color="#00b050"/>
    </style:style>
    <style:style style:name="T11" style:family="text">
      <style:text-properties fo:color="#808080"/>
    </style:style>
    <style:style style:name="T12" style:family="text">
      <style:text-properties fo:color="#808080" style:font-name="Liberation Sans2"/>
    </style:style>
    <style:style style:name="T13" style:family="text">
      <style:text-properties fo:color="#808080" style:font-name="Liberation Sans2" officeooo:rsid="003def8d"/>
    </style:style>
    <style:style style:name="T14" style:family="text">
      <style:text-properties fo:color="#808080" style:font-name="Liberation Sans2" officeooo:rsid="003f718e"/>
    </style:style>
    <style:style style:name="T15" style:family="text">
      <style:text-properties fo:color="#808080" style:font-name="Liberation Sans2" officeooo:rsid="00400ece"/>
    </style:style>
    <style:style style:name="T16" style:family="text">
      <style:text-properties fo:color="#808080" officeooo:rsid="00166f95" style:font-name-complex="Courier New"/>
    </style:style>
    <style:style style:name="T17" style:family="text">
      <style:text-properties fo:color="#808080" officeooo:rsid="001f8ae9"/>
    </style:style>
    <style:style style:name="T18" style:family="text">
      <style:text-properties fo:color="#808080" fo:font-weight="bold" officeooo:rsid="001f8ae9" style:font-weight-asian="bold" style:font-weight-complex="bold"/>
    </style:style>
    <style:style style:name="T19" style:family="text">
      <style:text-properties fo:color="#808080" fo:font-weight="normal" style:font-weight-asian="normal" style:font-weight-complex="normal"/>
    </style:style>
    <style:style style:name="T20" style:family="text">
      <style:text-properties fo:color="#808080" fo:font-weight="normal" officeooo:rsid="001f8ae9" style:font-weight-asian="normal" style:font-weight-complex="normal"/>
    </style:style>
    <style:style style:name="T21" style:family="text">
      <style:text-properties fo:color="#808080" fo:font-weight="normal" officeooo:rsid="0021780f" style:font-weight-asian="normal" style:font-weight-complex="normal"/>
    </style:style>
    <style:style style:name="T22" style:family="text">
      <style:text-properties fo:color="#808080" fo:font-weight="normal" officeooo:rsid="003cb10b" style:font-weight-asian="normal" style:font-weight-complex="normal"/>
    </style:style>
    <style:style style:name="T23" style:family="text">
      <style:text-properties fo:color="#808080" officeooo:rsid="002ea0d4"/>
    </style:style>
    <style:style style:name="T24" style:family="text">
      <style:text-properties fo:color="#808080" officeooo:rsid="002fd58a"/>
    </style:style>
    <style:style style:name="T25" style:family="text">
      <style:text-properties fo:color="#808080" fo:font-size="9pt" fo:font-weight="normal" style:font-size-asian="9pt" style:font-weight-asian="normal" style:font-size-complex="9pt" style:font-weight-complex="normal"/>
    </style:style>
    <style:style style:name="T26" style:family="text">
      <style:text-properties fo:color="#808080" fo:font-size="9pt" fo:font-weight="normal" officeooo:rsid="001f8ae9" style:font-size-asian="9pt" style:font-weight-asian="normal" style:font-size-complex="9pt" style:font-weight-complex="normal"/>
    </style:style>
    <style:style style:name="T27" style:family="text">
      <style:text-properties fo:color="#808080" fo:font-size="9pt" fo:font-weight="normal" officeooo:rsid="003cb10b" style:font-size-asian="9pt" style:font-weight-asian="normal" style:font-size-complex="9pt" style:font-weight-complex="normal"/>
    </style:style>
    <style:style style:name="T28" style:family="text">
      <style:text-properties fo:color="#808080" fo:font-size="9.5pt" fo:font-weight="normal" style:font-size-asian="9.5pt" style:font-weight-asian="normal" style:font-size-complex="9.5pt" style:font-weight-complex="normal"/>
    </style:style>
    <style:style style:name="T29" style:family="text">
      <style:text-properties fo:color="#808080" fo:font-size="9.5pt" fo:font-weight="normal" officeooo:rsid="001f8ae9" style:font-size-asian="9.5pt" style:font-weight-asian="normal" style:font-size-complex="9.5pt" style:font-weight-complex="normal"/>
    </style:style>
    <style:style style:name="T30" style:family="text">
      <style:text-properties fo:color="#808080" fo:font-size="9.5pt" fo:font-weight="normal" officeooo:rsid="003cb10b" style:font-size-asian="9.5pt" style:font-weight-asian="normal" style:font-size-complex="9.5pt" style:font-weight-complex="normal"/>
    </style:style>
    <style:style style:name="T31" style:family="text">
      <style:text-properties fo:color="#000000"/>
    </style:style>
    <style:style style:name="T32" style:family="text">
      <style:text-properties fo:color="#000000" style:font-name="Liberation Mono2" style:font-name-complex="Courier New"/>
    </style:style>
    <style:style style:name="T33" style:family="text">
      <style:text-properties fo:color="#000000" style:font-name="Liberation Mono2" officeooo:rsid="000d0803" style:font-name-complex="Courier New"/>
    </style:style>
    <style:style style:name="T34" style:family="text">
      <style:text-properties fo:color="#000000" style:font-name="Liberation Mono2" officeooo:rsid="001767e8" style:font-name-complex="Courier New"/>
    </style:style>
    <style:style style:name="T35" style:family="text">
      <style:text-properties fo:color="#000000" style:font-name="Liberation Mono2" fo:font-weight="normal" style:font-weight-asian="normal" style:font-name-complex="Courier New" style:font-weight-complex="normal"/>
    </style:style>
    <style:style style:name="T36" style:family="text">
      <style:text-properties fo:color="#000000" style:font-name="Liberation Mono2" fo:font-weight="normal" officeooo:rsid="00166f95" style:font-weight-asian="normal" style:font-name-complex="Courier New" style:font-weight-complex="normal"/>
    </style:style>
    <style:style style:name="T37" style:family="text">
      <style:text-properties fo:color="#000000" style:font-name="Liberation Mono2" fo:font-weight="normal" style:font-weight-asian="normal" style:font-weight-complex="normal"/>
    </style:style>
    <style:style style:name="T38" style:family="text">
      <style:text-properties fo:color="#000000" style:font-name="Liberation Mono2" officeooo:rsid="001767e8"/>
    </style:style>
    <style:style style:name="T39" style:family="text">
      <style:text-properties fo:color="#000000" officeooo:rsid="001483a0"/>
    </style:style>
    <style:style style:name="T40" style:family="text">
      <style:text-properties fo:color="#000000" style:font-name-complex="Courier New"/>
    </style:style>
    <style:style style:name="T41" style:family="text">
      <style:text-properties fo:color="#000000" style:font-name="Liberation Mono2"/>
    </style:style>
    <style:style style:name="T42" style:family="text">
      <style:text-properties fo:color="#000000" style:font-name="Liberation Mono2" style:font-size-asian="10pt" style:font-name-complex="Courier New" style:font-size-complex="10pt"/>
    </style:style>
    <style:style style:name="T43" style:family="text">
      <style:text-properties fo:color="#000000" style:font-name="Liberation Mono2" style:font-size-asian="10pt" style:font-size-complex="10pt"/>
    </style:style>
    <style:style style:name="T44" style:family="text">
      <style:text-properties fo:color="#000000" style:font-name="Liberation Mono2" style:font-name-complex="Courier New"/>
    </style:style>
    <style:style style:name="T45" style:family="text">
      <style:text-properties fo:color="#000000" fo:font-style="italic" style:font-style-asian="italic" style:font-style-complex="italic"/>
    </style:style>
    <style:style style:name="T46" style:family="text">
      <style:text-properties fo:color="#000000" fo:font-style="normal" style:font-style-asian="normal" style:font-style-complex="normal"/>
    </style:style>
    <style:style style:name="T47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color="#000000" fo:font-weight="normal" style:font-weight-asian="normal" style:font-weight-complex="normal"/>
    </style:style>
    <style:style style:name="T49" style:family="text">
      <style:text-properties style:font-name="Liberation Sans2"/>
    </style:style>
    <style:style style:name="T50" style:family="text">
      <style:text-properties style:font-name="Liberation Sans2" fo:font-weight="bold" style:font-weight-asian="bold" style:font-weight-complex="bold"/>
    </style:style>
    <style:style style:name="T51" style:family="text">
      <style:text-properties style:font-name="Liberation Sans2" officeooo:rsid="0039e314"/>
    </style:style>
    <style:style style:name="T52" style:family="text">
      <style:text-properties style:font-name="Liberation Sans2" officeooo:rsid="0040704e"/>
    </style:style>
    <style:style style:name="T53" style:family="text">
      <style:text-properties style:font-name="Liberation Mono2"/>
    </style:style>
    <style:style style:name="T54" style:family="text">
      <style:text-properties style:font-name="Liberation Mono2" style:font-name-complex="Courier New"/>
    </style:style>
    <style:style style:name="T55" style:family="text">
      <style:text-properties style:font-name="Liberation Mono2" officeooo:rsid="0012f410" style:font-name-complex="Courier New"/>
    </style:style>
    <style:style style:name="T56" style:family="text">
      <style:text-properties style:font-name="Liberation Mono2" officeooo:rsid="00166f95" style:font-name-complex="Courier New"/>
    </style:style>
    <style:style style:name="T57" style:family="text">
      <style:text-properties style:font-name="Liberation Mono2" style:font-size-asian="10pt" style:font-name-complex="Courier New" style:font-size-complex="10pt"/>
    </style:style>
    <style:style style:name="T58" style:family="text">
      <style:text-properties style:font-name="Liberation Mono2" style:font-size-asian="10pt" style:font-size-complex="10pt"/>
    </style:style>
    <style:style style:name="T59" style:family="text">
      <style:text-properties fo:color="#ff3333" style:font-name="Liberation Mono2" fo:font-weight="bold" style:font-weight-asian="bold" style:font-weight-complex="bold"/>
    </style:style>
    <style:style style:name="T60" style:family="text">
      <style:text-properties fo:color="#0093d9"/>
    </style:style>
    <style:style style:name="T61" style:family="text">
      <style:text-properties fo:color="#0093d9" style:font-name="Liberation Mono2" fo:font-weight="bold" style:font-weight-asian="bold" style:font-weight-complex="bold"/>
    </style:style>
    <style:style style:name="T62" style:family="text">
      <style:text-properties fo:color="#0093d9" style:font-name="Liberation Mono2" fo:font-weight="bold" officeooo:rsid="00112065" style:font-weight-asian="bold" style:font-weight-complex="bold"/>
    </style:style>
    <style:style style:name="T63" style:family="text">
      <style:text-properties fo:color="#0093d9" style:font-name="Liberation Mono2" style:font-name-complex="Courier New"/>
    </style:style>
    <style:style style:name="T64" style:family="text">
      <style:text-properties fo:color="#009900"/>
    </style:style>
    <style:style style:name="T65" style:family="text">
      <style:text-properties fo:color="#009900" fo:font-weight="bold" style:font-weight-asian="bold" style:font-weight-complex="bold"/>
    </style:style>
    <style:style style:name="T66" style:family="text">
      <style:text-properties fo:color="#009900" fo:font-weight="bold" officeooo:rsid="001f8ae9" style:font-weight-asian="bold" style:font-weight-complex="bold"/>
    </style:style>
    <style:style style:name="T67" style:family="text">
      <style:text-properties fo:color="#009900" style:font-name="Liberation Mono2" style:font-name-complex="Courier New"/>
    </style:style>
    <style:style style:name="T68" style:family="text">
      <style:text-properties fo:color="#009900" fo:font-size="9pt" fo:font-weight="bold" style:font-size-asian="9pt" style:font-weight-asian="bold" style:font-size-complex="9pt" style:font-weight-complex="bold"/>
    </style:style>
    <style:style style:name="T69" style:family="text">
      <style:text-properties fo:color="#009900" fo:font-size="9pt" fo:font-weight="bold" officeooo:rsid="001f8ae9" style:font-size-asian="9pt" style:font-weight-asian="bold" style:font-size-complex="9pt" style:font-weight-complex="bold"/>
    </style:style>
    <style:style style:name="T70" style:family="text">
      <style:text-properties fo:color="#009900" fo:font-size="9.5pt" fo:font-weight="bold" style:font-size-asian="9.5pt" style:font-weight-asian="bold" style:font-size-complex="9.5pt" style:font-weight-complex="bold"/>
    </style:style>
    <style:style style:name="T71" style:family="text">
      <style:text-properties fo:color="#009900" fo:font-size="9.5pt" fo:font-weight="bold" officeooo:rsid="001f8ae9" style:font-size-asian="9.5pt" style:font-weight-asian="bold" style:font-size-complex="9.5pt" style:font-weight-complex="bold"/>
    </style:style>
    <style:style style:name="T72" style:family="text">
      <style:text-properties fo:color="#009900" style:font-name="Liberation Sans2" fo:font-size="9.5pt" style:font-size-asian="9.5pt" style:font-size-complex="9.5pt"/>
    </style:style>
    <style:style style:name="T73" style:family="text">
      <style:text-properties fo:color="#009933" style:font-name="Liberation Mono2" fo:font-weight="bold" style:font-weight-asian="bold" style:font-weight-complex="bold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officeooo:rsid="0016f37a"/>
    </style:style>
    <style:style style:name="T76" style:family="text">
      <style:text-properties officeooo:rsid="001767e8"/>
    </style:style>
    <style:style style:name="T77" style:family="text">
      <style:text-properties officeooo:rsid="001e3639"/>
    </style:style>
    <style:style style:name="T78" style:family="text">
      <style:text-properties officeooo:rsid="001f8ae9"/>
    </style:style>
    <style:style style:name="T79" style:family="text">
      <style:text-properties officeooo:rsid="00234ff7"/>
    </style:style>
    <style:style style:name="T80" style:family="text">
      <style:text-properties officeooo:rsid="003cb10b"/>
    </style:style>
    <style:style style:name="T81" style:family="text">
      <style:text-properties fo:font-variant="normal" fo:text-transform="none" fo:color="#24292e" style:font-name="Liberation Mono2" fo:font-size="8.25pt" fo:letter-spacing="normal" fo:font-style="normal" fo:font-weight="normal" style:font-name-complex="Courier New"/>
    </style:style>
    <style:style style:name="T82" style:family="text">
      <style:text-properties fo:font-variant="normal" fo:text-transform="none" fo:color="#24292e" style:font-name="Liberation Mono2" fo:letter-spacing="normal" fo:font-style="normal" fo:font-weight="normal" style:font-name-complex="Courier New"/>
    </style:style>
    <style:style style:name="T83" style:family="text">
      <style:text-properties fo:font-variant="normal" fo:text-transform="none" fo:color="#24292e" style:font-name="Liberation Mono2" fo:letter-spacing="normal" fo:font-style="normal" fo:font-weight="normal" style:font-size-asian="10pt" style:font-name-complex="Courier New" style:font-size-complex="10pt"/>
    </style:style>
    <style:style style:name="T84" style:family="text">
      <style:text-properties fo:font-variant="normal" fo:text-transform="none" fo:color="#24292e" style:font-name="Liberation Mono2" fo:font-size="9pt" fo:letter-spacing="normal" fo:font-style="normal" fo:font-weight="normal" style:font-size-asian="10pt" style:font-name-complex="Courier New" style:font-size-complex="10pt"/>
    </style:style>
    <style:style style:name="T85" style:family="text">
      <style:text-properties fo:font-variant="normal" fo:text-transform="none" fo:color="#24292e" style:font-name="Liberation Mono2" fo:letter-spacing="normal" fo:font-style="normal" fo:font-weight="normal" style:font-size-asian="10pt" style:font-name-complex="Courier New" style:font-size-complex="10pt"/>
    </style:style>
    <style:style style:name="T86" style:family="text">
      <style:text-properties fo:font-variant="normal" fo:text-transform="none" fo:color="#24292e" style:font-name="Liberation Mono2" fo:font-size="9pt" fo:letter-spacing="normal" fo:font-style="normal" fo:font-weight="normal" style:font-size-asian="10pt" style:font-name-complex="Courier New" style:font-size-complex="10pt"/>
    </style:style>
    <style:style style:name="T87" style:family="text">
      <style:text-properties fo:font-variant="normal" fo:text-transform="none" style:use-window-font-color="true" style:font-name="Liberation Mono2" fo:font-size="10pt" fo:letter-spacing="normal" fo:font-style="normal" fo:font-weight="normal" officeooo:rsid="0012f410" style:font-size-asian="10pt" style:font-name-complex="Courier New" style:font-size-complex="10pt"/>
    </style:style>
    <style:style style:name="T88" style:family="text">
      <style:text-properties fo:font-variant="normal" fo:text-transform="none" style:use-window-font-color="true" style:font-name="Liberation Mono2" fo:letter-spacing="normal" fo:font-style="normal" fo:font-weight="normal" officeooo:rsid="0012f410" style:font-name-complex="Courier New"/>
    </style:style>
    <style:style style:name="T89" style:family="text">
      <style:text-properties fo:font-variant="normal" fo:text-transform="none" fo:color="#000000" style:font-name="Liberation Mono2" fo:letter-spacing="normal" fo:font-style="normal" fo:font-weight="normal" style:font-size-asian="10pt" style:font-name-complex="Courier New" style:font-size-complex="10pt"/>
    </style:style>
    <style:style style:name="T90" style:family="text">
      <style:text-properties fo:font-variant="normal" fo:text-transform="none" fo:color="#000000" style:font-name="Liberation Mono2" fo:letter-spacing="normal" fo:font-style="normal" fo:font-weight="normal" style:font-name-complex="Courier New"/>
    </style:style>
    <style:style style:name="T91" style:family="text">
      <style:text-properties style:use-window-font-color="true" style:font-name="Liberation Mono2" fo:font-size="10pt" style:font-size-asian="10pt" style:font-name-complex="Courier New" style:font-size-complex="10pt"/>
    </style:style>
    <style:style style:name="T92" style:family="text">
      <style:text-properties style:use-window-font-color="true" style:font-name="Liberation Mono2" fo:font-size="10pt" officeooo:rsid="0012f410" style:font-size-asian="10pt" style:font-name-complex="Courier New" style:font-size-complex="10pt"/>
    </style:style>
    <style:style style:name="T93" style:family="text">
      <style:text-properties style:use-window-font-color="true" style:font-name="Liberation Mono2" style:font-name-complex="Courier New"/>
    </style:style>
    <style:style style:name="T94" style:family="text">
      <style:text-properties style:use-window-font-color="true" style:font-name="Liberation Mono2" officeooo:rsid="0012f410" style:font-name-complex="Courier New"/>
    </style:style>
    <style:style style:name="T95" style:family="text">
      <style:text-properties officeooo:rsid="0040704e"/>
    </style:style>
    <style:style style:name="T96" style:family="text">
      <style:text-properties officeooo:rsid="0040a3fd"/>
    </style:style>
    <style:style style:name="T97" style:family="text">
      <style:text-properties style:font-size-asian="10pt" style:font-size-complex="10pt"/>
    </style:style>
    <style:style style:name="T98" style:family="text">
      <style:text-properties style:font-name="Liberation Mono2" style:font-size-asian="10pt" style:font-name-complex="Courier New" style:font-size-complex="10pt"/>
    </style:style>
    <style:style style:name="T99" style:family="text">
      <style:text-properties style:font-name="Liberation Mono2" style:font-size-asian="10pt" style:font-size-complex="10pt"/>
    </style:style>
    <style:style style:name="T100" style:family="text">
      <style:text-properties fo:font-size="9pt" fo:font-weight="normal" style:font-size-asian="9pt" style:font-weight-asian="normal" style:font-size-complex="9pt" style:font-weight-complex="normal"/>
    </style:style>
    <style:style style:name="T101" style:family="text">
      <style:text-properties fo:font-size="9.5pt" fo:font-weight="normal" style:font-size-asian="9.5pt" style:font-weight-asian="normal" style:font-size-complex="9.5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SDMX 2.1 RESTful web services cheat sheet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table:number-columns-spanned="2" office:value-type="string">
            <text:p text:style-name="P26"><text:span text:style-name="T50">Structural metadata queries:</text:span> <text:span text:style-name="T53">https://ws-entry-point/</text:span><text:span text:style-name="T59">resource</text:span><text:span text:style-name="T53">/</text:span><text:span text:style-name="T61">agencyID</text:span><text:span text:style-name="T53">/</text:span><text:span text:style-name="T61">resourceID</text:span><text:span text:style-name="T53">/</text:span><text:span text:style-name="T61">version</text:span><text:span text:style-name="T37">/</text:span><text:span text:style-name="T62">itemID</text:span><text:span text:style-name="T53">?</text:span><text:span text:style-name="T73">queryStringParameters</text:span></text:p>
          </table:table-cell>
          <table:covered-table-cell/>
          <table:table-cell table:style-name="Table7.C1" office:value-type="string">
            <text:p text:style-name="P27">Default</text:p>
          </table:table-cell>
        </table:table-row>
        <table:table-row>
          <table:table-cell table:style-name="Table7.A2" office:value-type="string">
            <text:p text:style-name="P32">resource</text:p>
          </table:table-cell>
          <table:table-cell table:style-name="Table7.A1" office:value-type="string">
            <text:p text:style-name="P44"><text:span text:style-name="T3">The type of metadata to be returned. Values:</text:span> <text:span text:style-name="T54">datastructure, </text:span><text:span text:style-name="T55">metadatastructure, </text:span><text:span text:style-name="T54">categoryscheme, conceptscheme, codelist, hierarchicalcodelist, </text:span><text:span text:style-name="T55">organisationscheme, </text:span><text:span text:style-name="T54">agencyscheme, </text:span><text:span text:style-name="T55">dataproviderscheme, dataconsumerscheme, organisationunitscheme, </text:span><text:span text:style-name="T54">dataflow, </text:span><text:span text:style-name="T55">metadataflow, reportingtaxonomy, provisionagreement</text:span><text:span text:style-name="T54">, </text:span><text:span text:style-name="T55">structureset, process, categorisation,</text:span><text:span text:style-name="T54"> contentconstraint, </text:span><text:span text:style-name="T55">attachmentconstraint,</text:span><text:span text:style-name="T94"> </text:span><text:span text:style-name="T88">actualconstraint,allowedconstraint,</text:span><text:span text:style-name="T94"> </text:span><text:span text:style-name="T93">structure</text:span></text:p>
          </table:table-cell>
          <table:table-cell table:style-name="Table7.C2" office:value-type="string">
            <text:p text:style-name="P48"/>
          </table:table-cell>
        </table:table-row>
        <table:table-row>
          <table:table-cell table:style-name="Table7.A2" office:value-type="string">
            <text:p text:style-name="P36">agencyID</text:p>
          </table:table-cell>
          <table:table-cell table:style-name="Table7.A1" office:value-type="string">
            <text:p text:style-name="P43"><text:span text:style-name="T3">Agency maintaining the artefact (e.g.:</text:span><text:span text:style-name="T2"> </text:span><text:span text:style-name="T33">SDMX</text:span><text:span text:style-name="T3">)</text:span></text:p>
          </table:table-cell>
          <table:table-cell table:style-name="Table7.C2" office:value-type="string">
            <text:p text:style-name="P48">all</text:p>
          </table:table-cell>
        </table:table-row>
        <table:table-row>
          <table:table-cell table:style-name="Table7.A2" office:value-type="string">
            <text:p text:style-name="P36">resourceID</text:p>
          </table:table-cell>
          <table:table-cell table:style-name="Table7.A1" office:value-type="string">
            <text:p text:style-name="P43"><text:span text:style-name="T3">Artefact ID (e.g.:</text:span><text:span text:style-name="T2"> </text:span><text:span text:style-name="T39">CL_FREQ</text:span><text:span text:style-name="T3">)</text:span></text:p>
          </table:table-cell>
          <table:table-cell table:style-name="Table7.C2" office:value-type="string">
            <text:p text:style-name="P48">all</text:p>
          </table:table-cell>
        </table:table-row>
        <table:table-row>
          <table:table-cell table:style-name="Table7.A2" office:value-type="string">
            <text:p text:style-name="P36">version</text:p>
          </table:table-cell>
          <table:table-cell table:style-name="Table7.A1" office:value-type="string">
            <text:p text:style-name="P43"><text:span text:style-name="T3">Arterfact version (e.g.:</text:span><text:span text:style-name="T2"> </text:span><text:span text:style-name="T54">1.0</text:span><text:span text:style-name="T3">)</text:span></text:p>
          </table:table-cell>
          <table:table-cell table:style-name="Table7.C2" office:value-type="string">
            <text:p text:style-name="P48">latest</text:p>
          </table:table-cell>
        </table:table-row>
        <table:table-row>
          <table:table-cell table:style-name="Table7.A2" office:value-type="string">
            <text:p text:style-name="P37"><text:span text:style-name="T75">i</text:span>temID</text:p>
          </table:table-cell>
          <table:table-cell table:style-name="Table7.A1" office:value-type="string">
            <text:p text:style-name="P45"><text:span text:style-name="T12">ID of the </text:span><text:span text:style-name="T15">i</text:span><text:span text:style-name="T12">tem </text:span><text:span text:style-name="T14">(for item schemes) or hierarchy (for </text:span><text:span text:style-name="T13">hierarchical codelist</text:span><text:span text:style-name="T15">s</text:span><text:span text:style-name="T14">) </text:span><text:span text:style-name="T12">to be returned.</text:span></text:p>
          </table:table-cell>
          <table:table-cell table:style-name="Table7.C2" office:value-type="string">
            <text:p text:style-name="P46">all</text:p>
          </table:table-cell>
        </table:table-row>
        <table:table-row>
          <table:table-cell table:style-name="Table7.A2" office:value-type="string">
            <text:p text:style-name="P40">detail</text:p>
          </table:table-cell>
          <table:table-cell table:style-name="Table7.A1" office:value-type="string">
            <text:p text:style-name="P47"><text:span text:style-name="T3">Desired amount of information. Values:</text:span> <text:span text:style-name="T32">allstubs, referencestubs, </text:span><text:span text:style-name="T90">allcompletestubs, referencecompletestubs, referencepartial, </text:span><text:span text:style-name="T32">full.</text:span><text:span text:style-name="T41"> </text:span></text:p>
          </table:table-cell>
          <table:table-cell table:style-name="Table7.C2" office:value-type="string">
            <text:p text:style-name="P48">full</text:p>
          </table:table-cell>
        </table:table-row>
        <table:table-row>
          <table:table-cell table:style-name="Table7.A2" office:value-type="string">
            <text:p text:style-name="P40">references</text:p>
          </table:table-cell>
          <table:table-cell table:style-name="Table7.A1" office:value-type="string">
            <text:p text:style-name="P43"><text:span text:style-name="T3">References to be returned with the artefact. Values:</text:span> <text:span text:style-name="T54">none, parents, parentsandsiblings, children, descendants, all, any type of resource.</text:span></text:p>
          </table:table-cell>
          <table:table-cell table:style-name="Table7.C2" office:value-type="string">
            <text:p text:style-name="P49">non<text:span text:style-name="T75">e</text:span></text:p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columns-spanned="2" office:value-type="string">
            <text:h text:style-name="P25" text:outline-level="1"><text:span text:style-name="T49">Data queries:</text:span> <text:span text:style-name="T35">https://</text:span><text:span text:style-name="T36">ws-entry-point</text:span><text:span text:style-name="T35">/</text:span><text:span text:style-name="T8">resource</text:span><text:span text:style-name="T5">/</text:span><text:span text:style-name="T7">flowRef</text:span><text:span text:style-name="T5">/</text:span><text:span text:style-name="T63">key/providerRef</text:span><text:span text:style-name="T5">?</text:span><text:span text:style-name="T67">queryStringParameters</text:span></text:h>
          </table:table-cell>
          <table:covered-table-cell/>
          <table:table-cell table:style-name="Table8.C1" office:value-type="string">
            <text:p text:style-name="P28">Default</text:p>
          </table:table-cell>
        </table:table-row>
        <table:table-row>
          <table:table-cell table:style-name="Table8.A2" office:value-type="string">
            <text:p text:style-name="P33">resource</text:p>
          </table:table-cell>
          <table:table-cell table:style-name="Table8.A1" office:value-type="string">
            <text:p text:style-name="P51"><text:span text:style-name="T56">d</text:span><text:span text:style-name="T54">ata </text:span><text:span text:style-name="T16">or</text:span><text:span text:style-name="T54"> </text:span><text:span text:style-name="T55">metadata</text:span></text:p>
          </table:table-cell>
          <table:table-cell table:style-name="Table8.C2" office:value-type="string">
            <text:p text:style-name="P49"/>
          </table:table-cell>
        </table:table-row>
        <table:table-row>
          <table:table-cell table:style-name="Table8.A2" office:value-type="string">
            <text:p text:style-name="P34">flowRef</text:p>
          </table:table-cell>
          <table:table-cell table:style-name="Table8.A1" office:value-type="string">
            <text:p text:style-name="P16">Dataflow <text:span text:style-name="T76">ref</text:span> (e.g. <text:span text:style-name="T38">ECB,</text:span><text:span text:style-name="T32">EXR,</text:span><text:span text:style-name="T34">latest</text:span>)</text:p>
          </table:table-cell>
          <table:table-cell table:style-name="Table8.C2" office:value-type="string">
            <text:p text:style-name="P49"/>
          </table:table-cell>
        </table:table-row>
        <table:table-row>
          <table:table-cell table:style-name="Table8.A2" office:value-type="string">
            <text:p text:style-name="P38">key</text:p>
          </table:table-cell>
          <table:table-cell table:style-name="Table8.A1" office:value-type="string">
            <text:p text:style-name="P16">Key of the series to be returned (e.g: <text:span text:style-name="T32">D.NOK.EUR.SP00.A</text:span>). Wildcarding (e.g: <text:span text:style-name="T32">D..EUR.SP00.A</text:span>) and OR (e.g: <text:span text:style-name="T32">D.NOK+RUB.EUR.SP00.A</text:span>) supported. </text:p>
          </table:table-cell>
          <table:table-cell table:style-name="Table8.C2" office:value-type="string">
            <text:p text:style-name="P49">all</text:p>
          </table:table-cell>
        </table:table-row>
        <table:table-row>
          <table:table-cell table:style-name="Table8.A2" office:value-type="string">
            <text:p text:style-name="P38">providerRef</text:p>
          </table:table-cell>
          <table:table-cell table:style-name="Table8.A1" office:value-type="string">
            <text:p text:style-name="P16">Data provider (e.g.: <text:span text:style-name="T40">ECB</text:span>)</text:p>
          </table:table-cell>
          <table:table-cell table:style-name="Table8.C2" office:value-type="string">
            <text:p text:style-name="P49">all</text:p>
          </table:table-cell>
        </table:table-row>
        <table:table-row>
          <table:table-cell table:style-name="Table8.A2" office:value-type="string">
            <text:p text:style-name="P41">startPeriod</text:p>
          </table:table-cell>
          <table:table-cell table:style-name="Table8.A1" office:value-type="string">
            <text:p text:style-name="P16">Start period (inclusive). ISO8601 (e.g. <text:span text:style-name="T32">2014-01</text:span>) or SDMX reporting period (e.g. <text:span text:style-name="T32">2014-Q3</text:span>).</text:p>
          </table:table-cell>
          <table:table-cell table:style-name="Table8.C2" office:value-type="string">
            <text:p text:style-name="P49"/>
          </table:table-cell>
        </table:table-row>
        <table:table-row>
          <table:table-cell table:style-name="Table8.A2" office:value-type="string">
            <text:p text:style-name="P41">endPeriod</text:p>
          </table:table-cell>
          <table:table-cell table:style-name="Table8.A1" office:value-type="string">
            <text:p text:style-name="P16">End period (inclusive). ISO8601 (e.g. <text:span text:style-name="T32">2014-01-01</text:span>) or SDMX reporting period (e.g. <text:span text:style-name="T32">2014-W53</text:span>).</text:p>
          </table:table-cell>
          <table:table-cell table:style-name="Table8.C2" office:value-type="string">
            <text:p text:style-name="P49"/>
          </table:table-cell>
        </table:table-row>
        <table:table-row>
          <table:table-cell table:style-name="Table8.A2" office:value-type="string">
            <text:p text:style-name="P41">updatedAfter</text:p>
          </table:table-cell>
          <table:table-cell table:style-name="Table8.A1" office:value-type="string">
            <text:p text:style-name="P16">Last time the query was performed. Used to retrieve deltas. Must be percent-encoded (e.g.: <text:span text:style-name="T32">2009-05-15T14%3A15%3A00%2B01%3A00</text:span>)</text:p>
          </table:table-cell>
          <table:table-cell table:style-name="Table8.C2" office:value-type="string">
            <text:p text:style-name="P49"/>
          </table:table-cell>
        </table:table-row>
        <table:table-row>
          <table:table-cell table:style-name="Table8.A2" office:value-type="string">
            <text:p text:style-name="P41">firstNObservations</text:p>
          </table:table-cell>
          <table:table-cell table:style-name="Table8.A1" office:value-type="string">
            <text:p text:style-name="P16">Maximum number of observations starting from the first observation</text:p>
          </table:table-cell>
          <table:table-cell table:style-name="Table8.C2" office:value-type="string">
            <text:p text:style-name="P49"/>
          </table:table-cell>
        </table:table-row>
        <table:table-row>
          <table:table-cell table:style-name="Table8.A2" office:value-type="string">
            <text:p text:style-name="P41">lastNObservations</text:p>
          </table:table-cell>
          <table:table-cell table:style-name="Table8.A1" office:value-type="string">
            <text:p text:style-name="P16">Maximum number of observations counting back from the most recent observation</text:p>
          </table:table-cell>
          <table:table-cell table:style-name="Table8.C2" office:value-type="string">
            <text:p text:style-name="P49"/>
          </table:table-cell>
        </table:table-row>
        <table:table-row>
          <table:table-cell table:style-name="Table8.A2" office:value-type="string">
            <text:p text:style-name="P42">dimensionAtObservation</text:p>
          </table:table-cell>
          <table:table-cell table:style-name="Table8.A1" office:value-type="string">
            <text:p text:style-name="P17">Id fof the dimension attached at the observation level</text:p>
          </table:table-cell>
          <table:table-cell table:style-name="Table8.C2" office:value-type="string">
            <text:p text:style-name="P50">TIME_PERIOD</text:p>
          </table:table-cell>
        </table:table-row>
        <table:table-row>
          <table:table-cell table:style-name="Table8.A2" office:value-type="string">
            <text:p text:style-name="P41">detail</text:p>
          </table:table-cell>
          <table:table-cell table:style-name="Table8.A1" office:value-type="string">
            <text:p text:style-name="P16">Desired amount of information to be returned. Values: <text:span text:style-name="T32">full, dataonly, serieskeysonly, nodata</text:span></text:p>
          </table:table-cell>
          <table:table-cell table:style-name="Table8.C2" office:value-type="string">
            <text:p text:style-name="P49">full</text:p>
          </table:table-cell>
        </table:table-row>
        <table:table-row>
          <table:table-cell table:style-name="Table8.A2" office:value-type="string">
            <text:p text:style-name="P41">includeHistory</text:p>
          </table:table-cell>
          <table:table-cell table:style-name="Table8.A1" office:value-type="string">
            <text:p text:style-name="P16">Whether to return vintages</text:p>
          </table:table-cell>
          <table:table-cell table:style-name="Table8.C2" office:value-type="string">
            <text:p text:style-name="P49">fal<text:span text:style-name="T77">se</text:span></text:p>
          </table:table-cell>
        </table:table-row>
      </table:table>
      <text:h text:style-name="P19" text:outline-level="1"><text:span text:style-name="T31">Legend:</text:span><text:span text:style-name="T10"> </text:span><text:span text:style-name="T6">Mandatory path parameter </text:span><text:span text:style-name="T31">/ </text:span><text:span text:style-name="T60">Optional path parameter</text:span><text:span text:style-name="T9"> </text:span><text:span text:style-name="T31">/</text:span><text:span text:style-name="T10"> </text:span><text:span text:style-name="T64">Query string parameter (all optional)</text:span></text:h>
      <text:h text:style-name="P20" text:outline-level="1"><text:span text:style-name="T48">For</text:span><text:span text:style-name="T31"> </text:span><text:span text:style-name="T45">available data </text:span><text:span text:style-name="T47">queries, cf.</text:span><text:span text:style-name="T48"> </text:span><text:a xlink:type="simple" xlink:href="https://github.com/sdmx-twg/sdmx-rest/wiki/Data-Availability" text:style-name="Internet_20_link" text:visited-style-name="Visited_20_Internet_20_Link">https://github.com/sdmx-twg/sdmx-rest/wiki/Data-Availability</text:a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3"><text:span text:style-name="T80">Useful</text:span> HTTP headers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2">If-Modified-Since</text:p>
          </table:table-cell>
          <table:table-cell table:style-name="Table3.B2" office:value-type="string">
            <text:p text:style-name="P4">Get the data only if something has changed</text:p>
          </table:table-cell>
        </table:table-row>
        <table:table-row table:style-name="Table3.1">
          <table:table-cell table:style-name="Table3.A3" office:value-type="string">
            <text:p text:style-name="P12">Accept</text:p>
          </table:table-cell>
          <table:table-cell table:style-name="Table3.B3" office:value-type="string">
            <text:p text:style-name="P4">Select the desired format</text:p>
          </table:table-cell>
        </table:table-row>
        <table:table-row table:style-name="Table3.1">
          <table:table-cell table:style-name="Table3.A3" office:value-type="string">
            <text:p text:style-name="P12">Accept-Encoding</text:p>
          </table:table-cell>
          <table:table-cell table:style-name="Table3.B3" office:value-type="string">
            <text:p text:style-name="P4">Compress the response</text:p>
          </table:table-cell>
        </table:table-row>
      </table:table>
      <text:h text:style-name="P24" text:outline-level="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3">Supported formats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4">SDMX-ML Generic <text:span text:style-name="T79">Data</text:span></text:p>
          </table:table-cell>
          <table:table-cell table:style-name="Table4.B2" office:value-type="string">
            <text:p text:style-name="P12">application/vnd.sdmx.genericdata+xml;version=2.1</text:p>
          </table:table-cell>
        </table:table-row>
        <table:table-row table:style-name="Table4.1">
          <table:table-cell table:style-name="Table4.A3" office:value-type="string">
            <text:p text:style-name="P4">SDMX-ML <text:span text:style-name="T79">StructureSpecific</text:span> <text:span text:style-name="T79">Data</text:span></text:p>
          </table:table-cell>
          <table:table-cell table:style-name="Table4.B3" office:value-type="string">
            <text:p text:style-name="P12">application/vnd.sdmx.structurespecificdata+xml;version=2.1</text:p>
          </table:table-cell>
        </table:table-row>
        <table:table-row table:style-name="Table4.1">
          <table:table-cell table:style-name="Table4.A3" office:value-type="string">
            <text:p text:style-name="P4">SDMX-JSON</text:p>
          </table:table-cell>
          <table:table-cell table:style-name="Table4.B3" office:value-type="string">
            <text:p text:style-name="P12">application/vnd.sdmx.data+json;version=1.0.0</text:p>
          </table:table-cell>
        </table:table-row>
        <table:table-row table:style-name="Table4.1">
          <table:table-cell table:style-name="Table4.A3" office:value-type="string">
            <text:p text:style-name="P9">SDMX-CSV</text:p>
          </table:table-cell>
          <table:table-cell table:style-name="Table4.B3" office:value-type="string">
            <text:p text:style-name="P14">application/vnd.sdmx.data+<text:span text:style-name="T96">csv</text:span>;version=1.0.0</text:p>
          </table:table-cell>
        </table:table-row>
        <table:table-row table:style-name="Table4.1">
          <table:table-cell table:style-name="Table4.A3" office:value-type="string">
            <text:p text:style-name="P10">SDMX-ML Structure</text:p>
          </table:table-cell>
          <table:table-cell table:style-name="Table4.B3" office:value-type="string">
            <text:p text:style-name="P13">application/vnd.sdmx.structure+xml;version=2.1</text:p>
          </table:table-cell>
        </table:table-row>
        <table:table-row table:style-name="Table4.1">
          <table:table-cell table:style-name="Table4.A3" office:value-type="string">
            <text:p text:style-name="P10">SDMX-ML Schemas</text:p>
          </table:table-cell>
          <table:table-cell table:style-name="Table4.B3" office:value-type="string">
            <text:p text:style-name="P13">application/vnd.sdmx.s<text:span text:style-name="T79">chema+</text:span>xml;version=2.1</text:p>
          </table:table-cell>
        </table:table-row>
        <table:table-row table:style-name="Table4.1">
          <table:table-cell table:style-name="Table4.A3" office:value-type="string">
            <text:p text:style-name="P4">SDMX-ML Generic <text:span text:style-name="T79">Metadata</text:span></text:p>
          </table:table-cell>
          <table:table-cell table:style-name="Table4.B3" office:value-type="string">
            <text:p text:style-name="P12">application/vnd.sdmx.generic<text:span text:style-name="T79">meta</text:span>data+xml;version=2.1</text:p>
          </table:table-cell>
        </table:table-row>
        <table:table-row table:style-name="Table4.1">
          <table:table-cell table:style-name="Table4.A3" office:value-type="string">
            <text:p text:style-name="P4">SDMX-ML <text:span text:style-name="T79">StructureSpecific Meta</text:span> </text:p>
          </table:table-cell>
          <table:table-cell table:style-name="Table4.B3" office:value-type="string">
            <text:p text:style-name="P12">application/vnd.sdmx.structurespecific<text:span text:style-name="T79">meta</text:span>data+xml;version=2.1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h text:style-name="P18" text:outline-level="1">Period formats</text:h>
          </table:table-cell>
          <table:covered-table-cell/>
        </table:table-row>
        <table:table-row table:style-name="Table5.1">
          <table:table-cell table:style-name="Table5.A2" office:value-type="string">
            <text:p text:style-name="P4">Daily/Business</text:p>
          </table:table-cell>
          <table:table-cell table:style-name="Table5.B2" office:value-type="string">
            <text:p text:style-name="P11">YYYY-MM-DD</text:p>
          </table:table-cell>
        </table:table-row>
        <table:table-row table:style-name="Table5.1">
          <table:table-cell table:style-name="Table5.A3" office:value-type="string">
            <text:p text:style-name="P4">Weekly</text:p>
          </table:table-cell>
          <table:table-cell table:style-name="Table5.B3" office:value-type="string">
            <text:p text:style-name="P11">YYYY-W[01-53]</text:p>
          </table:table-cell>
        </table:table-row>
        <table:table-row table:style-name="Table5.1">
          <table:table-cell table:style-name="Table5.A3" office:value-type="string">
            <text:p text:style-name="P4">Monthly</text:p>
          </table:table-cell>
          <table:table-cell table:style-name="Table5.B3" office:value-type="string">
            <text:p text:style-name="P11">YYYY-MM</text:p>
          </table:table-cell>
        </table:table-row>
        <table:table-row table:style-name="Table5.1">
          <table:table-cell table:style-name="Table5.A3" office:value-type="string">
            <text:p text:style-name="P4">Quarterly</text:p>
          </table:table-cell>
          <table:table-cell table:style-name="Table5.B3" office:value-type="string">
            <text:p text:style-name="P11">YYYY-Q[1-4]</text:p>
          </table:table-cell>
        </table:table-row>
        <table:table-row table:style-name="Table5.1">
          <table:table-cell table:style-name="Table5.A3" office:value-type="string">
            <text:p text:style-name="P4">Semi-annual</text:p>
          </table:table-cell>
          <table:table-cell table:style-name="Table5.B3" office:value-type="string">
            <text:p text:style-name="P11">YYYY-S[1-2]</text:p>
          </table:table-cell>
        </table:table-row>
        <table:table-row table:style-name="Table5.1">
          <table:table-cell table:style-name="Table5.A3" office:value-type="string">
            <text:p text:style-name="P4">Annual</text:p>
          </table:table-cell>
          <table:table-cell table:style-name="Table5.B3" office:value-type="string">
            <text:p text:style-name="P11">YYYY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h text:style-name="P18" text:outline-level="1">Useful response codes</text:h>
          </table:table-cell>
          <table:covered-table-cell/>
        </table:table-row>
        <table:table-row table:style-name="Table6.1">
          <table:table-cell table:style-name="Table6.A2" office:value-type="string">
            <text:p text:style-name="P39">200 <text:span text:style-name="T51">(OK)</text:span></text:p>
          </table:table-cell>
          <table:table-cell table:style-name="Table6.B2" office:value-type="string">
            <text:p text:style-name="P5">Life is good</text:p>
          </table:table-cell>
        </table:table-row>
        <table:table-row table:style-name="Table6.1">
          <table:table-cell table:style-name="Table6.A3" office:value-type="string">
            <text:p text:style-name="P39">304 <text:span text:style-name="T51">(No change)</text:span></text:p>
          </table:table-cell>
          <table:table-cell table:style-name="Table6.B3" office:value-type="string">
            <text:p text:style-name="P15"><text:span text:style-name="T11">No change since the timestamp supplied in the </text:span><text:span text:style-name="T54">If-Modified-Since header</text:span></text:p>
          </table:table-cell>
        </table:table-row>
        <table:table-row table:style-name="Table6.1">
          <table:table-cell table:style-name="Table6.A3" office:value-type="string">
            <text:p text:style-name="P29">400 <text:span text:style-name="T51">(Syntax error)</text:span></text:p>
          </table:table-cell>
          <table:table-cell table:style-name="Table6.B3" office:value-type="string">
            <text:p text:style-name="P8">Your query checking you must</text:p>
          </table:table-cell>
        </table:table-row>
        <table:table-row table:style-name="Table6.1">
          <table:table-cell table:style-name="Table6.A3" office:value-type="string">
            <text:p text:style-name="P31">401 <text:span text:style-name="T51">(Login needed)</text:span></text:p>
          </table:table-cell>
          <table:table-cell table:style-name="Table6.B3" office:value-type="string">
            <text:p text:style-name="P7">Only available on a need to know basis</text:p>
          </table:table-cell>
        </table:table-row>
        <table:table-row table:style-name="Table6.1">
          <table:table-cell table:style-name="Table6.A3" office:value-type="string">
            <text:p text:style-name="P29">403 <text:span text:style-name="T51">(Semantic error)</text:span></text:p>
          </table:table-cell>
          <table:table-cell table:style-name="Table6.B3" office:value-type="string">
            <text:p text:style-name="P4">The syntax of the query is OK but it makes no sense anyway. <text:span text:style-name="T78">Tolerated only on April Fools</text:span></text:p>
          </table:table-cell>
        </table:table-row>
        <table:table-row table:style-name="Table6.1">
          <table:table-cell table:style-name="Table6.A3" office:value-type="string">
            <text:p text:style-name="P39">404 <text:span text:style-name="T51">(Not found)</text:span></text:p>
          </table:table-cell>
          <table:table-cell table:style-name="Table6.B3" office:value-type="string">
            <text:p text:style-name="P15"><text:span text:style-name="T23">No results. Mostly harmless, </text:span><text:span text:style-name="T24">especially</text:span><text:span text:style-name="T23"> </text:span><text:span text:style-name="T24">i</text:span><text:span text:style-name="T11">f you used </text:span><text:span text:style-name="T54">updatedAfter</text:span></text:p>
          </table:table-cell>
        </table:table-row>
        <table:table-row table:style-name="Table6.1">
          <table:table-cell table:style-name="Table6.A3" office:value-type="string">
            <text:p text:style-name="P29">406 <text:span text:style-name="T51">(Invalid format)</text:span></text:p>
          </table:table-cell>
          <table:table-cell table:style-name="Table6.B3" office:value-type="string">
            <text:p text:style-name="P4">Not a supported format. <text:span text:style-name="T78">No worries, SDMX is all you need</text:span></text:p>
          </table:table-cell>
        </table:table-row>
        <table:table-row table:style-name="Table6.1">
          <table:table-cell table:style-name="Table6.A3" office:value-type="string">
            <text:p text:style-name="P31">413 <text:span text:style-name="T51">(Results too large)</text:span></text:p>
          </table:table-cell>
          <table:table-cell table:style-name="Table6.B3" office:value-type="string">
            <text:p text:style-name="P7">You know greed is a sin, right?</text:p>
          </table:table-cell>
        </table:table-row>
        <table:table-row table:style-name="Table6.1">
          <table:table-cell table:style-name="Table6.A3" office:value-type="string">
            <text:p text:style-name="P30">41<text:span text:style-name="T95">4</text:span> <text:span text:style-name="T51">(</text:span><text:span text:style-name="T52">URI too long</text:span><text:span text:style-name="T51">)</text:span></text:p>
          </table:table-cell>
          <table:table-cell table:style-name="Table6.B3" office:value-type="string">
            <text:p text:style-name="P6">Write short sentences</text:p>
          </table:table-cell>
        </table:table-row>
        <table:table-row table:style-name="Table6.1">
          <table:table-cell table:style-name="Table6.A3" office:value-type="string">
            <text:p text:style-name="P29">500 <text:span text:style-name="T51">(Server error)</text:span></text:p>
          </table:table-cell>
          <table:table-cell table:style-name="Table6.B3" office:value-type="string">
            <text:p text:style-name="P5">Someone somewhere is having a bad day</text:p>
          </table:table-cell>
        </table:table-row>
        <table:table-row table:style-name="Table6.1">
          <table:table-cell table:style-name="Table6.A3" office:value-type="string">
            <text:p text:style-name="P29">501 <text:span text:style-name="T51">(Not implemented)</text:span></text:p>
          </table:table-cell>
          <table:table-cell table:style-name="Table6.B3" office:value-type="string">
            <text:p text:style-name="P5">Feature coming soon in a web service near you</text:p>
          </table:table-cell>
        </table:table-row>
        <table:table-row table:style-name="Table6.1">
          <table:table-cell table:style-name="Table6.A3" office:value-type="string">
            <text:p text:style-name="P29">503 <text:span text:style-name="T51">(Unavailable)</text:span></text:p>
          </table:table-cell>
          <table:table-cell table:style-name="Table6.B3" office:value-type="string">
            <text:p text:style-name="P4"><text:span text:style-name="T78">T</text:span>ry again later.</text:p>
          </table:table-cell>
        </table:table-row>
      </table:table>
      <text:h text:style-name="Heading_20_1" text:outline-level="1"/>
      <text:h text:style-name="P22" text:outline-level="1">Tips and tricks</text:h>
      <text:list xml:id="list2295259333" text:style-name="L1">
        <text:list-item>
          <text:h text:style-name="P23" text:outline-level="1"><text:span text:style-name="T66">Trust but verify!</text:span><text:span text:style-name="T17"> </text:span><text:span text:style-name="T19">Check the identity of the web service by</text:span><text:span text:style-name="T11"> </text:span><text:span text:style-name="T19">connecting over https.</text:span></text:h>
        </text:list-item>
        <text:list-item>
          <text:h text:style-name="P23" text:outline-level="1"><text:span text:style-name="T66">Know your mime type!</text:span><text:span text:style-name="T20"> </text:span><text:span text:style-name="T19">Specify the output format you want, using the </text:span><text:span text:style-name="T1">HTTP Accept header</text:span><text:span text:style-name="T19">. Else, the web service will determine the format and this choice may change over time (for example, when new versions of SDMX are released).</text:span></text:h>
        </text:list-item>
        <text:list-item>
          <text:h text:style-name="P23" text:outline-level="1"><text:span text:style-name="T66">Laziness is a virtue!</text:span><text:span text:style-name="T20"> </text:span><text:span text:style-name="T19">Don’t lose time, resources and bandwidth processing the response if nothing has changed! Use the </text:span><text:span text:style-name="T1">updatedAfter</text:span><text:span text:style-name="T19"> parameter if you can handle deltas, or the </text:span><text:span text:style-name="T1">If-Modified-Since header</text:span><text:span text:style-name="T19"> otherwise.</text:span></text:h>
        </text:list-item>
        <text:list-item>
          <text:h text:style-name="P23" text:outline-level="1"><text:span text:style-name="T66">Travel light!</text:span><text:span text:style-name="T18"> </text:span><text:span text:style-name="T19">Compress the response, using the </text:span><text:span text:style-name="T1">HTTP Accept-Encoding header</text:span><text:span text:style-name="T19">.</text:span></text:h>
        </text:list-item>
        <text:list-item>
          <text:h text:style-name="P23" text:outline-level="1"><text:span text:style-name="T66">The answer is 42. </text:span><text:span text:style-name="T21">Or not.</text:span><text:span text:style-name="T20"> </text:span><text:span text:style-name="T19">Check the status code of the response. It’s not always 200 (or 42).</text:span></text:h>
        </text:list-item>
        <text:list-item>
          <text:h text:style-name="P21" text:outline-level="1"><text:span text:style-name="T71">Read The Fine Manual. </text:span><text:span text:style-name="T28">Check </text:span><text:span text:style-name="T29">the</text:span><text:span text:style-name="T28"> SDMX RESTful specification (Section 7): </text:span><text:a xlink:type="simple" xlink:href="http://sdmx.org/?page_id=10" text:style-name="Internet_20_link" text:visited-style-name="Visited_20_Internet_20_Link"><text:span text:style-name="Internet_20_link"><text:span text:style-name="T101">http://sdmx.org/?page_id=10</text:span></text:span></text:a></text:h>
        </text:list-item>
        <text:list-item>
          <text:h text:style-name="P21" text:outline-level="1"><text:span text:style-name="T70">Contact us!</text:span><text:span text:style-name="T28"> </text:span><text:span text:style-name="T30">Y</text:span><text:span text:style-name="T29">ou think a killer feature is missing? Drop us a line at </text:span><text:a xlink:type="simple" xlink:href="mailto:twg@sdmx.org" text:style-name="Internet_20_link" text:visited-style-name="Visited_20_Internet_20_Link"><text:span text:style-name="T101">twg@sdmx.org</text:span></text:a><text:span text:style-name="T29">.</text:span><text:span text:style-name="T101"> </text:span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Courier New" svg:font-family="'Courier New'" style:font-family-generic="modern"/>
    <style:font-face style:name="Liberation Mono2" svg:font-family="'Liberation Mono'" style:font-family-generic="modern" style:font-pitch="fixed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17in" fo:margin-bottom="0.0417in" loext:contextual-spacing="false" fo:orphans="2" fo:widows="2" style:writing-mode="lr-tb"/>
      <style:text-properties style:use-window-font-color="true" style:font-name="Liberation Sans" fo:font-family="'Liberation Sans'" style:font-style-name="Regular" style:font-family-generic="swiss" style:font-pitch="variable" fo:font-size="10pt" fo:language="en" fo:country="GB" style:font-name-asian="Calibri" style:font-family-asian="Calibri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in" fo:margin-bottom="0.1665in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Liberation Sans1" fo:font-family="'Liberation Sans'" style:font-style-name="Bold" style:font-family-generic="swiss" style:font-pitch="variable" fo:font-weight="bold" style:letter-kerning="true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" style:family="paragraph" style:parent-style-name="Standard" style:class="extra">
      <style:paragraph-properties fo:margin-top="0.0417in" fo:margin-bottom="0in" loext:contextual-spacing="false" fo:line-height="100%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lain_20_Text" style:display-name="Plain Text" style:family="paragraph" style:parent-style-name="Standard">
      <style:paragraph-properties fo:margin-top="0.0417in" fo:margin-bottom="0in" loext:contextual-spacing="false" fo:line-height="100%"/>
      <style:text-properties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DMX_20_-_20_Red" style:display-name="SDMX - Red" style:family="paragraph" style:parent-style-name="Plain_20_Text" style:master-page-name="">
      <loext:graphic-properties draw:fill="none" draw:fill-color="#729fcf"/>
      <style:paragraph-properties fo:margin-top="0in" fo:margin-bottom="0in" loext:contextual-spacing="false" style:page-number="auto" fo:background-color="transparent" style:shadow="none">
        <style:tab-stops/>
      </style:paragraph-properties>
      <style:text-properties fo:color="#ff3333" style:font-name="Liberation Mono" fo:font-family="'Liberation Mono'" style:font-style-name="Bold" style:font-family-generic="modern" style:font-pitch="fixed" fo:font-weight="bold" style:font-size-complex="10.5pt"/>
    </style:style>
    <style:style style:name="Title" style:family="paragraph" style:parent-style-name="Heading" style:next-style-name="Text_20_body" style:class="chapter">
      <style:paragraph-properties fo:margin-top="0in" fo:margin-bottom="0.1181in" loext:contextual-spacing="false" fo:text-align="center" style:justify-single-word="false">
        <style:tab-stops/>
      </style:paragraph-properties>
      <style:text-properties style:font-name="Liberation Sans1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DMX_20_-_20_Blue" style:display-name="SDMX - Blue" style:family="paragraph" style:parent-style-name="Table_20_Contents">
      <style:paragraph-properties fo:margin-top="0in" fo:margin-bottom="0in" loext:contextual-spacing="false"/>
      <style:text-properties fo:color="#0093d9" style:font-name="Liberation Mono1" fo:font-family="'Liberation Mono'" style:font-style-name="Regular" style:font-family-generic="modern" style:font-pitch="fixed" fo:font-weight="bold"/>
    </style:style>
    <style:style style:name="SDMX_20_-_20_Green" style:display-name="SDMX - Green" style:family="paragraph" style:parent-style-name="SDMX_20_-_20_Blue">
      <style:text-properties fo:color="#009900" style:font-name="Liberation Mono1" fo:font-family="'Liberation Mono'" style:font-style-name="Regular" style:font-family-generic="modern" style:font-pitch="fixed" fo:font-weight="bold"/>
    </style:style>
    <style:style style:name="SDMX_20_-_20_Black" style:display-name="SDMX - Black" style:family="paragraph" style:parent-style-name="Standard">
      <style:paragraph-properties fo:margin-top="0in" fo:margin-bottom="0in" loext:contextual-spacing="false" fo:text-align="start" style:justify-single-word="false" style:snap-to-layout-grid="false"/>
      <style:text-properties fo:color="#000000" style:font-name="Liberation Mono1" fo:font-family="'Liberation Mono'" style:font-style-name="Regular" style:font-family-generic="modern" style:font-pitch="fixed" style:font-name-complex="Courier New" style:font-family-complex="'Courier New'" style:font-family-generic-complex="modern"/>
    </style:style>
    <style:style style:name="Untitled1" style:family="paragraph" style:parent-style-name="SDMX_20_-_20_Black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5.3465in" style:type="center"/>
          <style:tab-stop style:position="10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.0417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color="#80808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ootnote_20_Text_20_Char" style:display-name="Footnote Text Char" style:family="text">
      <style:text-properties style:font-name="Times New Roman" fo:font-family="'Times New Roman'" style:font-family-generic="roman" style:font-pitch="variable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lain_20_Text_20_Char" style:display-name="Plain Text Char" style:family="text">
      <style:text-properties fo:font-size="11pt" style:font-size-asian="11pt" style:font-size-complex="10.5pt"/>
    </style:style>
    <style:style style:name="apple-converted-spac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in" fo:margin-bottom="0.5in" fo:margin-left="0.5in" fo:margin-right="0.5in" fo:background-color="transparent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snovsky, Xavier</meta:initial-creator>
    <meta:creation-date>2014-10-16T10:26:00</meta:creation-date>
    <dc:date>2018-06-19T09:26:07.373341335</dc:date>
    <meta:print-date>2014-10-16T13:51:00</meta:print-date>
    <meta:editing-cycles>92</meta:editing-cycles>
    <meta:editing-duration>P1DT1H52M23S</meta:editing-duration>
    <meta:generator>LibreOffice/6.0.4.2$Linux_X86_64 LibreOffice_project/00$Build-2</meta:generator>
    <meta:document-statistic meta:table-count="6" meta:image-count="0" meta:object-count="0" meta:page-count="2" meta:paragraph-count="126" meta:word-count="611" meta:character-count="4877" meta:non-whitespace-character-count="4395"/>
  </office:meta>
</office:document-meta>
</file>